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Nimbus Sans L" svg:font-family="'Nimbus Sans L'" style:font-pitch="variable"/>
    <style:font-face style:name="Nimbus Sans L1" svg:font-family="'Nimbus Sans L', Arial"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199cm" fo:margin-bottom="0.199cm" fo:text-align="justify" style:justify-single-word="false" style:text-autospace="none"/>
      <style:text-properties fo:color="#000000" style:font-name="Arial" fo:font-size="12pt" fo:language="en" fo:country="GB" style:font-size-asian="12pt" style:font-name-complex="Arial" style:font-size-complex="12pt"/>
    </style:style>
    <style:style style:name="P2" style:family="paragraph" style:parent-style-name="Standard" style:list-style-name="L1">
      <style:paragraph-properties fo:margin-top="0.199cm" fo:margin-bottom="0.199cm" fo:text-align="justify" style:justify-single-word="false" style:text-autospace="none"/>
      <style:text-properties fo:color="#000000" style:font-name="Arial" fo:font-size="12pt" fo:language="es" fo:country="ES" style:font-size-asian="12pt" style:font-name-complex="Arial" style:font-size-complex="12pt"/>
    </style:style>
    <style:style style:name="P3" style:family="paragraph" style:parent-style-name="Standard">
      <style:paragraph-properties fo:margin-top="0.199cm" fo:margin-bottom="0.199cm" fo:text-align="justify" style:justify-single-word="false" style:text-autospace="none"/>
      <style:text-properties fo:color="#000000" style:font-name="Arial" fo:font-size="12pt" fo:language="es" fo:country="ES" style:font-size-asian="12pt" style:language-asian="ar" style:country-asian="SA" style:font-name-complex="Arial" style:font-size-complex="12pt"/>
    </style:style>
    <style:style style:name="P4" style:family="paragraph" style:parent-style-name="Standard">
      <style:paragraph-properties fo:margin-top="0.199cm" fo:margin-bottom="0.199cm" fo:text-align="justify" style:justify-single-word="false" style:text-autospace="none"/>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0000" style:font-name="Arial" fo:font-size="12pt" fo:language="en" fo:country="GB" fo:font-style="italic" style:text-underline-style="none" style:font-size-asian="12pt" style:font-style-asian="italic" style:font-name-complex="Arial" style:font-size-complex="12pt" style:font-style-complex="italic"/>
    </style:style>
    <style:style style:name="P7" style:family="paragraph" style:parent-style-name="Standard">
      <style:paragraph-properties fo:margin-left="0cm" fo:margin-right="0cm" fo:margin-top="0.199cm" fo:margin-bottom="0.199cm" fo:text-align="justify" style:justify-single-word="false" fo:text-indent="0cm" style:auto-text-indent="false" style:text-autospace="none"/>
      <style:text-properties fo:color="#000000" style:font-name="Arial" fo:font-size="12pt" fo:language="en" fo:country="GB" fo:font-style="normal" style:text-underline-style="none" style:font-size-asian="12pt" style:font-style-asian="normal" style:font-name-complex="Arial" style:font-size-complex="12pt" style:font-style-complex="normal"/>
    </style:style>
    <style:style style:name="P8" style:family="paragraph" style:parent-style-name="Standard">
      <style:paragraph-properties fo:margin-left="0cm" fo:margin-right="0cm" fo:margin-top="0.199cm" fo:margin-bottom="0.199cm" fo:text-align="justify" style:justify-single-word="false" fo:text-indent="0cm" style:auto-text-indent="false" style:text-autospace="none"/>
      <style:text-properties fo:color="#000000" style:font-name="Arial" fo:font-size="12pt" fo:language="en" fo:country="GB" style:font-size-asian="12pt" style:font-name-complex="Arial" style:font-size-complex="12pt"/>
    </style:style>
    <style:style style:name="P9" style:family="paragraph" style:parent-style-name="Standard">
      <style:paragraph-properties style:text-autospace="none"/>
      <style:text-properties fo:color="#000000" style:font-name="Arial" fo:font-size="12pt" fo:language="en" fo:country="GB" style:font-size-asian="12pt" style:font-name-complex="Arial" style:font-size-complex="12pt"/>
    </style:style>
    <style:style style:name="P10" style:family="paragraph" style:parent-style-name="Standard">
      <style:paragraph-properties style:text-autospace="none"/>
      <style:text-properties fo:color="#000000" style:font-name="Arial" fo:font-size="12pt" fo:language="en" fo:country="GB" fo:font-style="italic" fo:font-weight="normal" style:font-size-asian="12pt" style:font-style-asian="italic" style:font-weight-asian="normal" style:font-name-complex="Arial" style:font-size-complex="12pt" style:font-style-complex="italic" style:font-weight-complex="normal"/>
    </style:style>
    <style:style style:name="P11" style:family="paragraph" style:parent-style-name="Standard">
      <style:paragraph-properties style:text-autospace="none"/>
      <style:text-properties fo:color="#000000" style:font-name="Arial" fo:font-size="12pt" fo:language="en" fo:country="GB" fo:font-style="italic" style:font-size-asian="12pt" style:font-style-asian="italic" style:font-name-complex="Arial" style:font-size-complex="12pt" style:font-style-complex="italic"/>
    </style:style>
    <style:style style:name="P12" style:family="paragraph" style:parent-style-name="Standard">
      <style:paragraph-properties style:text-autospace="none"/>
      <style:text-properties fo:color="#000000" style:font-name="Arial" fo:font-size="12pt" style:font-size-asian="12pt" style:font-name-complex="Arial" style:font-size-complex="12pt"/>
    </style:style>
    <style:style style:name="P13" style:family="paragraph" style:parent-style-name="Standard">
      <style:paragraph-properties fo:orphans="0" fo:widows="0" fo:hyphenation-ladder-count="no-limit" style:text-autospace="ideograph-alpha" style:punctuation-wrap="hanging" style:line-break="strict" style:writing-mode="lr-tb"/>
      <style:text-properties fo:color="#000000" style:font-name="Arial" fo:font-size="12pt" style:font-size-asian="12pt" style:font-name-complex="Arial" style:font-size-complex="12pt" fo:hyphenate="false" fo:hyphenation-remain-char-count="2" fo:hyphenation-push-char-count="2"/>
    </style:style>
    <style:style style:name="P14" style:family="paragraph" style:parent-style-name="Standard">
      <style:paragraph-properties style:text-autospace="none"/>
      <style:text-properties fo:color="#000000" style:font-name="Arial" fo:font-size="12pt" fo:language="en" fo:country="GB" fo:background-color="transparent" style:font-size-asian="12pt" style:font-name-complex="Arial" style:font-size-complex="12pt"/>
    </style:style>
    <style:style style:name="P15" style:family="paragraph" style:parent-style-name="Standard">
      <style:paragraph-properties fo:break-before="page" style:text-autospace="none"/>
      <style:text-properties fo:color="#000000" style:font-name="Arial" fo:font-size="12pt" fo:language="en" fo:country="GB" style:font-size-asian="12pt" style:font-name-complex="Arial" style:font-size-complex="12pt"/>
    </style:style>
    <style:style style:name="P16" style:family="paragraph" style:parent-style-name="Standard">
      <style:paragraph-properties style:text-autospace="none">
        <style:tab-stops>
          <style:tab-stop style:position="0cm"/>
        </style:tab-stops>
      </style:paragraph-properties>
      <style:text-properties fo:color="#000000" style:font-name="Arial" fo:font-size="12pt" fo:language="en" fo:country="GB" style:font-size-asian="12pt" style:font-name-complex="Arial" style:font-size-complex="12pt"/>
    </style:style>
    <style:style style:name="P17" style:family="paragraph" style:parent-style-name="Standard">
      <style:paragraph-properties style:text-autospace="none">
        <style:tab-stops>
          <style:tab-stop style:position="0cm"/>
        </style:tab-stops>
      </style:paragraph-properties>
    </style:style>
    <style:style style:name="P18" style:family="paragraph" style:parent-style-name="Standard">
      <style:paragraph-properties style:text-autospace="none">
        <style:tab-stops>
          <style:tab-stop style:position="0cm"/>
        </style:tab-stops>
      </style:paragraph-properties>
      <style:text-properties fo:color="#000000" style:font-name="Arial" fo:font-size="12pt" fo:language="en" fo:country="GB" fo:font-style="italic" style:font-size-asian="12pt" style:font-style-asian="italic" style:font-name-complex="Arial" style:font-size-complex="12pt" style:font-style-complex="italic"/>
    </style:style>
    <style:style style:name="P19" style:family="paragraph" style:parent-style-name="Standard">
      <style:paragraph-properties>
        <style:tab-stops>
          <style:tab-stop style:position="3.493cm"/>
        </style:tab-stops>
      </style:paragraph-properties>
      <style:text-properties fo:color="#000000" style:font-name="Arial" fo:font-size="12pt" fo:language="en" fo:country="GB" style:font-size-asian="12pt" style:font-name-complex="Arial" style:font-size-complex="12pt"/>
    </style:style>
    <style:style style:name="P20" style:family="paragraph" style:parent-style-name="Standard">
      <style:paragraph-properties>
        <style:tab-stops>
          <style:tab-stop style:position="0cm"/>
        </style:tab-stops>
      </style:paragraph-properties>
      <style:text-properties fo:color="#000000" style:font-name="Arial" fo:font-size="12pt" fo:language="en" fo:country="GB" fo:font-style="italic" style:font-size-asian="12pt" style:font-style-asian="italic" style:font-name-complex="Arial" style:font-size-complex="12pt" style:font-style-complex="italic"/>
    </style:style>
    <style:style style:name="P21" style:family="paragraph" style:parent-style-name="Standard">
      <style:text-properties fo:color="#000000" style:font-name="Arial" fo:font-size="12pt" fo:language="en" fo:country="GB" style:font-size-asian="12pt" style:font-name-complex="Arial" style:font-size-complex="12pt"/>
    </style:style>
    <style:style style:name="P22" style:family="paragraph" style:parent-style-name="Standard">
      <style:text-properties fo:color="#000000" style:font-name="Arial" fo:font-size="12pt" fo:language="en" fo:country="GB" fo:font-style="italic" style:font-size-asian="12pt" style:font-style-asian="italic" style:font-name-complex="Arial" style:font-size-complex="12pt" style:font-style-complex="italic"/>
    </style:style>
    <style:style style:name="P23" style:family="paragraph" style:parent-style-name="Standard">
      <style:text-properties fo:color="#000000" style:font-name="Arial" fo:font-size="12pt" style:font-size-asian="12pt" style:font-name-complex="Arial" style:font-size-complex="12pt"/>
    </style:style>
    <style:style style:name="P24" style:family="paragraph" style:parent-style-name="Standard">
      <style:text-properties fo:color="#000000" style:font-name="Arial" fo:font-size="12pt" fo:font-style="italic" style:font-size-asian="12pt" style:font-style-asian="italic" style:font-name-complex="Arial" style:font-size-complex="12pt" style:font-style-complex="italic"/>
    </style:style>
    <style:style style:name="P25" style:family="paragraph" style:parent-style-name="Standard">
      <style:paragraph-properties fo:margin-left="0cm" fo:margin-right="0cm" fo:margin-top="0.199cm" fo:margin-bottom="0.199cm" fo:text-align="justify" style:justify-single-word="false" fo:text-indent="0cm" style:auto-text-indent="false"/>
      <style:text-properties fo:color="#000000" style:font-name="Arial" fo:font-size="12pt" fo:language="es" fo:country="ES" fo:font-style="italic" style:font-size-asian="12pt" style:font-style-asian="italic" style:font-name-complex="Arial" style:font-size-complex="12pt" style:font-style-complex="italic"/>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font-weight="bold" style:language-asian="ar" style:country-asian="SA" style:font-weight-asian="bold"/>
    </style:style>
    <style:style style:name="T4" style:family="text">
      <style:text-properties fo:font-weight="bold" style:font-weight-asian="bold"/>
    </style:style>
    <style:style style:name="T5" style:family="text">
      <style:text-properties style:language-asian="ar" style:country-asian="SA"/>
    </style:style>
    <style:style style:name="T6" style:family="text">
      <style:text-properties fo:font-weight="bold" style:font-name-asian="Nimbus Sans L1" style:language-asian="ar" style:country-asian="SA" style:font-weight-asian="bold" style:language-complex="en" style:country-complex="US"/>
    </style:style>
    <style:style style:name="T7" style:family="text">
      <style:text-properties fo:font-weight="bold" style:font-name-asian="Nimbus Sans L1" style:font-weight-asian="bold" style:language-complex="en" style:country-complex="US"/>
    </style:style>
    <style:style style:name="T8" style:family="text">
      <style:text-properties style:font-name-asian="Nimbus Sans L1" style:language-asian="ar" style:country-asian="SA" style:language-complex="en" style:country-complex="US"/>
    </style:style>
    <style:style style:name="T9" style:family="text" style:parent-style-name="Citation">
      <style:text-properties fo:color="#000000" style:font-name="Arial" fo:font-size="12pt" fo:language="es" fo:country="ES" fo:font-style="normal" fo:font-weight="normal" style:font-name-asian="Nimbus Sans L1"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10" style:family="text" style:parent-style-name="Citation">
      <style:text-properties fo:color="#000000" style:font-name="Arial" fo:font-size="12pt" fo:language="en" fo:country="GB" fo:font-style="normal" fo:font-weight="normal" style:font-name-asian="Nimbus Sans L1"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11" style:family="text" style:parent-style-name="Citation">
      <style:text-properties fo:color="#000000" style:font-name="Arial" fo:font-size="12pt" fo:language="en" fo:country="GB" fo:font-style="italic" fo:font-weight="normal" style:font-name-asian="Nimbus Sans L1" style:font-size-asian="12pt" style:language-asian="ar" style:country-asian="SA" style:font-style-asian="italic" style:font-weight-asian="normal" style:font-name-complex="Arial" style:font-size-complex="12pt" style:language-complex="en" style:country-complex="US" style:font-style-complex="italic" style:font-weight-complex="normal"/>
    </style:style>
    <style:style style:name="T12" style:family="text" style:parent-style-name="Citation">
      <style:text-properties fo:color="#000000" style:text-position="sub 58%" style:font-name="Arial" fo:font-size="12pt" fo:language="en" fo:country="GB" fo:font-style="normal" fo:font-weight="normal" style:font-name-asian="Nimbus Sans L1"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13" style:family="text" style:parent-style-name="Citation">
      <style:text-properties fo:color="#000000" style:font-name="Arial" fo:font-size="12pt" fo:language="en" fo:country="GB" fo:font-style="normal" fo:font-weight="normal" fo:background-color="transparent" style:font-name-asian="Nimbus Sans L1"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14" style:family="text" style:parent-style-name="Citation">
      <style:text-properties fo:color="#000000" style:text-position="sub 58%" style:font-name="Arial" fo:font-size="12pt" fo:language="en" fo:country="GB" fo:font-style="italic" fo:font-weight="normal" style:font-name-asian="Nimbus Sans L1" style:font-size-asian="12pt" style:language-asian="ar" style:country-asian="SA" style:font-style-asian="italic" style:font-weight-asian="normal" style:font-name-complex="Arial" style:font-size-complex="12pt" style:language-complex="en" style:country-complex="US" style:font-style-complex="italic" style:font-weight-complex="normal"/>
    </style:style>
    <style:style style:name="T15" style:family="text" style:parent-style-name="Citation">
      <style:text-properties fo:color="#000000" style:font-name="Arial" fo:font-size="12pt" fo:language="en" fo:country="GB" fo:font-style="italic" style:text-underline-style="none" fo:font-weight="normal" style:font-name-asian="Nimbus Sans L1" style:font-size-asian="12pt" style:language-asian="ar" style:country-asian="SA" style:font-style-asian="italic" style:font-weight-asian="normal" style:font-name-complex="Arial" style:font-size-complex="12pt" style:language-complex="en" style:country-complex="US" style:font-style-complex="italic" style:font-weight-complex="normal"/>
    </style:style>
    <style:style style:name="T16" style:family="text" style:parent-style-name="Citation">
      <style:text-properties fo:color="#000000" style:font-name="Arial" fo:font-size="12pt" fo:language="en" fo:country="GB" fo:font-style="italic" style:text-underline-style="none" fo:font-weight="normal" fo:background-color="transparent" style:font-name-asian="Nimbus Sans L1" style:font-size-asian="12pt" style:language-asian="ar" style:country-asian="SA" style:font-style-asian="italic" style:font-weight-asian="normal" style:font-name-complex="Arial" style:font-size-complex="12pt" style:language-complex="en" style:country-complex="US" style:font-style-complex="italic" style:font-weight-complex="normal"/>
    </style:style>
    <style:style style:name="T17" style:family="text" style:parent-style-name="Citation">
      <style:text-properties fo:color="#000000" style:text-position="sub 58%" style:font-name="Arial" fo:font-size="12pt" fo:language="en" fo:country="GB" fo:font-style="italic" style:text-underline-style="none" fo:font-weight="normal" fo:background-color="transparent" style:font-name-asian="Nimbus Sans L1" style:font-size-asian="12pt" style:language-asian="ar" style:country-asian="SA" style:font-style-asian="italic" style:font-weight-asian="normal" style:font-name-complex="Arial" style:font-size-complex="12pt" style:language-complex="en" style:country-complex="US" style:font-style-complex="italic" style:font-weight-complex="normal"/>
    </style:style>
    <style:style style:name="T18" style:family="text" style:parent-style-name="Citation">
      <style:text-properties fo:color="#000000" style:text-position="sub 58%" style:font-name="Arial" fo:font-size="12pt" fo:language="en" fo:country="GB" fo:font-style="italic" style:text-underline-style="none" fo:font-weight="normal" style:font-name-asian="Nimbus Sans L1" style:font-size-asian="12pt" style:language-asian="ar" style:country-asian="SA" style:font-style-asian="italic" style:font-weight-asian="normal" style:font-name-complex="Arial" style:font-size-complex="12pt" style:language-complex="en" style:country-complex="US" style:font-style-complex="italic" style:font-weight-complex="normal"/>
    </style:style>
    <style:style style:name="T19" style:family="text">
      <style:text-properties fo:language="es" fo:country="ES" fo:font-weight="bold" style:font-weight-asian="bold" style:font-weight-complex="bold"/>
    </style:style>
    <style:style style:name="T20" style:family="text">
      <style:text-properties style:text-position="sub 58%"/>
    </style:style>
    <style:style style:name="T21" style:family="text">
      <style:text-properties style:text-position="0% 100%"/>
    </style:style>
    <style:style style:name="T22" style:family="text" style:parent-style-name="Citation">
      <style:text-properties fo:color="#000000" style:font-name="Arial" fo:font-size="12pt" fo:language="en" fo:country="GB" fo:font-style="italic" style:font-name-asian="Nimbus Sans L1" style:font-size-asian="12pt" style:font-style-asian="italic" style:font-name-complex="Arial" style:font-size-complex="12pt" style:language-complex="en" style:country-complex="US" style:font-style-complex="italic"/>
    </style:style>
    <style:style style:name="T23" style:family="text" style:parent-style-name="Citation">
      <style:text-properties fo:color="#000000" style:text-position="sub 58%" style:font-name="Arial" fo:font-size="12pt" fo:language="en" fo:country="GB" fo:font-style="italic" style:font-name-asian="Nimbus Sans L1" style:font-size-asian="12pt" style:font-style-asian="italic" style:font-name-complex="Arial" style:font-size-complex="12pt" style:language-complex="en" style:country-complex="US"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style:text-position="sub 58%" fo:font-style="italic" style:font-style-asian="italic" style:font-style-complex="italic"/>
    </style:style>
    <style:style style:name="T27" style:family="text" style:parent-style-name="Citation">
      <style:text-properties style:use-window-font-color="true" style:font-name="Nimbus Roman No9 L1" fo:font-size="12pt" fo:language="en" fo:country="GB" fo:font-style="italic" style:font-name-asian="Nimbus Sans L1" style:font-size-asian="12pt" style:font-style-asian="italic" style:font-name-complex="Nimbus Sans L1" style:font-size-complex="12pt" style:language-complex="en" style:country-complex="US" style:font-style-complex="italic"/>
    </style:style>
    <style:style style:name="T28" style:family="text" style:parent-style-name="Citation">
      <style:text-properties fo:color="#000000" style:font-name="Arial" fo:font-size="12pt" fo:language="es" fo:country="ES" fo:font-style="italic" style:font-name-asian="Nimbus Sans L1" style:font-size-asian="12pt" style:font-style-asian="italic" style:font-name-complex="Arial" style:font-size-complex="12pt" style:language-complex="en" style:country-complex="US" style:font-style-complex="italic"/>
    </style:style>
    <style:style style:name="T29" style:family="text" style:parent-style-name="Citation">
      <style:text-properties fo:color="#000000" style:text-position="sub 58%" style:font-name="Arial" fo:font-size="12pt" fo:language="es" fo:country="ES" fo:font-style="italic" style:font-name-asian="Nimbus Sans L1" style:font-size-asian="12pt" style:font-style-asian="italic" style:font-name-complex="Arial" style:font-size-complex="12pt" style:language-complex="en" style:country-complex="US" style:font-style-complex="italic"/>
    </style:style>
    <style:style style:name="T30" style:family="text" style:parent-style-name="Citation">
      <style:text-properties fo:color="#000000" style:text-position="0% 100%" style:font-name="Arial" fo:font-size="12pt" fo:language="es" fo:country="ES" fo:font-style="italic" style:font-name-asian="Nimbus Sans L1" style:font-size-asian="12pt" style:font-style-asian="italic" style:font-name-complex="Arial" style:font-size-complex="12pt" style:language-complex="en" style:country-complex="US" style:font-style-complex="italic"/>
    </style:style>
    <style:style style:name="T31" style:family="text" style:parent-style-name="Citation">
      <style:text-properties fo:color="#000000" style:text-position="sub 58%" style:font-name="Arial" fo:font-size="12pt" fo:language="es" fo:country="ES" fo:font-style="italic" fo:background-color="transparent" style:font-name-asian="Nimbus Sans L1" style:font-size-asian="12pt" style:font-style-asian="italic" style:font-name-complex="Arial" style:font-size-complex="12pt" style:language-complex="en" style:country-complex="US" style:font-style-complex="italic"/>
    </style:style>
    <style:style style:name="T32" style:family="text" style:parent-style-name="Citation">
      <style:text-properties fo:color="#000000" style:text-position="0% 100%" style:font-name="Arial" fo:font-size="12pt" fo:language="es" fo:country="ES" fo:font-style="italic" fo:background-color="transparent" style:font-name-asian="Nimbus Sans L1" style:font-size-asian="12pt" style:font-style-asian="italic" style:font-name-complex="Arial" style:font-size-complex="12pt" style:language-complex="en" style:country-complex="US" style:font-style-complex="italic"/>
    </style:style>
    <style:style style:name="T33" style:family="text">
      <style:text-properties fo:color="#000000" style:font-name="Arial" fo:font-size="12pt" fo:language="en" fo:country="GB" style:font-size-asian="12pt" style:font-name-complex="Arial" style:font-size-complex="12p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mpliamos la definición de la tabla de símbolos para asociar direcciones a los identificadores. Es necesario modificar la operación de inserción e introducir una nueva operación </text:span><text:span text:style-name="T2">dirID</text:span><text:span text:style-name="T1">:</text:span></text:p>
      <text:list text:style-name="L1">
        <text:list-item>
          <text:p text:style-name="P2"><text:span text:style-name="T3">añadeID(ts : TS, id : String, t : Tipo, dir : Natural) : TS </text:span><text:span text:style-name="T4">→</text:span><text:span text:style-name="T3"> </text:span><text:span text:style-name="T5">Añadimos la dirección de memoria “dir” asociada al identificador “id”.</text:span></text:p>
        </text:list-item>
        <text:list-item>
          <text:p text:style-name="P2"><text:span text:style-name="T6">existeID(ts : TS, id : String, t : Tipo) : Bool </text:span><text:span text:style-name="T7">→</text:span><text:span text:style-name="T6"> </text:span><text:span text:style-name="T8">Devuelve true si el identificador “id” está en la tabla y false en caso contrario.</text:span></text:p>
        </text:list-item>
        <text:list-item>
          <text:p text:style-name="P2"><text:span text:style-name="T3">dirID(ts : TS, id : String, t : Tipo) : Natural </text:span><text:span text:style-name="T4">→</text:span><text:span text:style-name="T3"> </text:span><text:span text:style-name="T5">Devuelve la dirección de memoria del identificador “id”.</text:span></text:p>
        </text:list-item>
      </text:list>
      <text:p text:style-name="P3">También es necesario ampliar la gramática de la tabla de símbolos para la utilización de las direcciones en memoria de los identificadores, para ello utilizaremos un nuevo atributo <text:span text:style-name="T4">dir</text:span> que se utilizará a modo de contador y que se irá propagando junto con la tabla de símbolos. Cada vez que se encuentra la definición de un identificador, el contador se incrementará para determinar la dirección de memoria del nuevo identificador.</text:p>
      <text:p text:style-name="P4"><text:span text:style-name="T9">Definimos la propagación del contador de direcciones:</text:span></text:p>
      <text:p text:style-name="P5"><text:span text:style-name="T10">Atributos:</text:span></text:p>
      <text:p text:style-name="P5"><text:span text:style-name="T10"/></text:p>
      <text:p text:style-name="P5"><text:span text:style-name="T11"><text:tab/></text:span><text:span text:style-name="T10">Decs</text:span></text:p>
      <text:p text:style-name="P5"><text:span text:style-name="T10"><text:tab/>sintetizados: dir</text:span></text:p>
      <text:p text:style-name="P5"><text:span text:style-name="T10"><text:tab/>heredados: dir</text:span><text:span text:style-name="T12">h</text:span></text:p>
      <text:p text:style-name="P5"><text:span text:style-name="T12"/></text:p>
      <text:p text:style-name="P5"><text:span text:style-name="T10"><text:tab/>Dec</text:span></text:p>
      <text:p text:style-name="P5"><text:span text:style-name="T10"><text:tab/>sintetizados: dir,</text:span><text:span text:style-name="T13"> id, tipo</text:span></text:p>
      <text:p text:style-name="P5"><text:span text:style-name="T10"><text:tab/>heredados: dir</text:span><text:span text:style-name="T12">h</text:span><text:span text:style-name="T10">, ts</text:span><text:span text:style-name="T12">h</text:span></text:p>
      <text:p text:style-name="P5"><text:span text:style-name="T12"/></text:p>
      <text:p text:style-name="P5"><text:span text:style-name="T10">Gramática:</text:span></text:p>
      <text:p text:style-name="P5"><text:span text:style-name="T10"><text:tab/>Prog ::= Decs { Is } </text:span></text:p>
      <text:p text:style-name="P5"><text:span text:style-name="T10"><text:tab/></text:span><text:span text:style-name="T11"><text:tab/>{Decs.dir</text:span><text:span text:style-name="T14">h</text:span><text:span text:style-name="T11">=0}</text:span></text:p>
      <text:p text:style-name="P5"><text:span text:style-name="T10"><text:tab/>Decs ::= Dec ; Decs</text:span></text:p>
      <text:p text:style-name="P5"><text:span text:style-name="T10"><text:tab/></text:span><text:span text:style-name="T11"><text:tab/>{Dec.dir</text:span><text:span text:style-name="T14">h</text:span><text:span text:style-name="T11"> = Decs</text:span><text:span text:style-name="T14">0</text:span><text:span text:style-name="T11">.dir</text:span><text:span text:style-name="T14">h</text:span></text:p>
      <text:p text:style-name="P5"><text:span text:style-name="T11"><text:tab/><text:tab/>Decs</text:span><text:span text:style-name="T14">1</text:span><text:span text:style-name="T11">.dir</text:span><text:span text:style-name="T14">h </text:span><text:span text:style-name="T11">= Dec.dir</text:span></text:p>
      <text:p text:style-name="P5"><text:span text:style-name="T11"><text:tab/><text:tab/>Decs</text:span><text:span text:style-name="T14">0</text:span><text:span text:style-name="T11">.dir = Decs</text:span><text:span text:style-name="T14">1</text:span><text:span text:style-name="T11">.dir}</text:span></text:p>
      <text:p text:style-name="P5"><text:span text:style-name="T10"><text:tab/>Decs ::= Dec</text:span></text:p>
      <text:p text:style-name="P5"><text:span text:style-name="T11"><text:tab/><text:tab/>{Dec.dir</text:span><text:span text:style-name="T14">h</text:span><text:span text:style-name="T11"> = Decs.dir</text:span><text:span text:style-name="T14">h</text:span></text:p>
      <text:p text:style-name="P5"><text:span text:style-name="T11"><text:tab/><text:tab/>Decs.dir = Dec.dir}</text:span></text:p>
      <text:p text:style-name="P5"><text:span text:style-name="T10"><text:tab/>Dec ::= <text:s/>Tipo iden</text:span></text:p>
      <text:p text:style-name="P5"><text:span text:style-name="T15"><text:tab/><text:tab/>{</text:span><text:span text:style-name="T16">Decs.ts = añadeID(creaTS(), Dec.id,Dec.tipo,Dec.dir</text:span><text:span text:style-name="T17">h </text:span><text:span text:style-name="T16">)</text:span></text:p>
      <text:p text:style-name="P5"><text:span text:style-name="T15"><text:tab/><text:tab/>Dec.dir = Dec.dir</text:span><text:span text:style-name="T18">h</text:span><text:span text:style-name="T15"> + 1} <text:s text:c="2"/></text:span></text:p>
      <text:p text:style-name="P6"/>
      <text:p text:style-name="P7"><text:span text:style-name="T1">Con el fin de llevar a cabo la traducción, introducimos un nuevo atributo </text:span><text:span text:style-name="T19">cod</text:span><text:span text:style-name="T1"> que será un contenedor del código que vamos generando.</text:span></text:p>
      <text:p text:style-name="P8">Atributos:</text:p>
      <text:p text:style-name="P9"/>
      <text:p text:style-name="P9"><text:tab/>Prog</text:p>
      <text:p text:style-name="P9"><text:tab/>sintetizados: cod</text:p>
      <text:p text:style-name="P9"/>
      <text:p text:style-name="P9"><text:tab/>I, Is, ExpOr, ExpAnd, ExpRel, ExpAd, ExpMul</text:p>
      <text:p text:style-name="P9"><text:tab/>heredados: cod<text:span text:style-name="T20">h</text:span></text:p>
      <text:p text:style-name="P9"><text:tab/>sintetizados: cod</text:p>
      <text:p text:style-name="P9"/>
      <text:p text:style-name="P9"><text:tab/>Iasig, Fact</text:p>
      <text:p text:style-name="P9"><text:tab/>heredados: cod<text:span text:style-name="T20">h</text:span><text:span text:style-name="T21">, ts</text:span><text:span text:style-name="T20">h</text:span></text:p>
      <text:p text:style-name="P9"><text:tab/>sintetizados: cod</text:p>
      <text:p text:style-name="P9"/>
      <text:p text:style-name="P9"><text:tab/>iden</text:p>
      <text:p text:style-name="P9"><text:tab/>sintetizados: tipo, lex</text:p>
      <text:p text:style-name="P9"/>
      <text:p text:style-name="P9"><text:tab/>entero</text:p>
      <text:p text:style-name="P9"><text:tab/>sintetizado: lex</text:p>
      <text:p text:style-name="P9"/>
      <text:p text:style-name="P9">Gramática:</text:p>
      <text:p text:style-name="P9"/>
      <text:p text:style-name="P9">Prog ::= Decs <text:s/>{ Is }</text:p>
      <text:p text:style-name="P5"><text:span text:style-name="T22"><text:tab/>{Prog.cod = Is.cod</text:span></text:p>
      <text:p text:style-name="P5"><text:span text:style-name="T22"><text:tab/>Is.cod</text:span><text:span text:style-name="T23">h</text:span><text:span text:style-name="T22"> = []}</text:span></text:p>
      <text:p text:style-name="P9">Is ::= I <text:s/></text:p>
      <text:p text:style-name="P9"><text:tab/><text:span text:style-name="T24">{Is.cod = I.cod</text:span></text:p>
      <text:p text:style-name="P10"><text:tab/>I.cod<text:span text:style-name="T20">h</text:span><text:span text:style-name="T21"> </text:span>= Is.cod<text:span text:style-name="T20">h</text:span>}</text:p>
      <text:p text:style-name="P9">Is::= <text:s/>I ; Is</text:p>
      <text:p text:style-name="P9"><text:tab/><text:span text:style-name="T25">{Is</text:span><text:span text:style-name="T26">0</text:span><text:span text:style-name="T25">.cod = Is</text:span><text:span text:style-name="T26">1</text:span><text:span text:style-name="T25">.cod</text:span></text:p>
      <text:p text:style-name="P11"><text:tab/>I.cod<text:span text:style-name="T20">h</text:span><text:span text:style-name="T21"> </text:span>= Is<text:span text:style-name="T20">0</text:span>.cod<text:span text:style-name="T20">h</text:span></text:p>
      <text:p text:style-name="P11"><text:tab/>I.cod = Is<text:span text:style-name="T20">1</text:span>.cod<text:span text:style-name="T20">h</text:span>}</text:p>
      <text:p text:style-name="P9">I ::= Iasig </text:p>
      <text:p text:style-name="P9"><text:tab/><text:span text:style-name="T25">{I.cod = Iasig.cod</text:span></text:p>
      <text:p text:style-name="P11"><text:tab/>Iasig.cod<text:span text:style-name="T20">h</text:span>=I.cod<text:span text:style-name="T20">h</text:span>}</text:p>
      <text:p text:style-name="P12">IAsig ::= iden = ExpOr</text:p>
      <text:p text:style-name="P5"><text:span text:style-name="T27"><text:tab/></text:span><text:span text:style-name="T22">{</text:span><text:span text:style-name="Citation"><text:span text:style-name="T28">IAsig.cod = genIns (ExpOr.cod, desapila-dir (dirID (IAsig.ts</text:span></text:span><text:span text:style-name="Citation"><text:span text:style-name="T29">h</text:span></text:span><text:span text:style-name="Citation"><text:span text:style-name="T30">, iden.lex</text:span></text:span><text:span text:style-name="Citation"><text:span text:style-name="T28">)))</text:span></text:span></text:p>
      <text:p text:style-name="P5"><text:span text:style-name="T22"><text:tab/></text:span><text:span text:style-name="Citation"><text:span text:style-name="T22">ExpOr.cod</text:span></text:span><text:span text:style-name="Citation"><text:span text:style-name="Citation"><text:span text:style-name="T23">h</text:span></text:span></text:span><text:span text:style-name="Citation"><text:span text:style-name="Citation"><text:span text:style-name="T22"> = IAsig.cod</text:span></text:span></text:span><text:span text:style-name="Citation"><text:span text:style-name="Citation"><text:span text:style-name="T23">h</text:span></text:span></text:span><text:span text:style-name="Citation"><text:span text:style-name="Citation"><text:span text:style-name="T22">}</text:span></text:span></text:span></text:p>
      <text:p text:style-name="P13">ExpOr ::= ExpOr OpOr ExpAnd </text:p>
      <text:p text:style-name="P5"><text:tab/><text:span text:style-name="T28">{</text:span><text:span text:style-name="Citation"><text:span text:style-name="T28">ExpOr</text:span></text:span><text:span text:style-name="Citation"><text:span text:style-name="T29">0</text:span></text:span><text:span text:style-name="Citation"><text:span text:style-name="T28">.cod = genOpOr(ExpAnd.cod, OpOr.op)</text:span></text:span></text:p>
      <text:p text:style-name="P5"><text:span text:style-name="T28"><text:tab/>ExpOr</text:span><text:span text:style-name="T29">1</text:span><text:span text:style-name="T28">.cod</text:span><text:span text:style-name="T29">h</text:span><text:span text:style-name="T28"> = ExpOr</text:span><text:span text:style-name="T29">0</text:span><text:span text:style-name="T28">.cod</text:span><text:span text:style-name="T29">h</text:span></text:p>
      <text:p text:style-name="P5"><text:span text:style-name="T28"><text:tab/>ExpAnd.cod</text:span><text:span text:style-name="T29">h</text:span><text:span text:style-name="T28"> = ExpOr</text:span><text:span text:style-name="T29">1</text:span><text:span text:style-name="T28">.cod}</text:span></text:p>
      <text:p text:style-name="P9">ExpOr::= ExpAnd</text:p>
      <text:p text:style-name="P5"><text:tab/><text:span text:style-name="T28">{</text:span><text:span text:style-name="Citation"><text:span text:style-name="T28">ExpAnd.cod</text:span></text:span><text:span text:style-name="Citation"><text:span text:style-name="T29">h</text:span></text:span><text:span text:style-name="Citation"><text:span text:style-name="T28"> = ExpOr.cod</text:span></text:span><text:span text:style-name="Citation"><text:span text:style-name="T29">h</text:span></text:span></text:p>
      <text:p text:style-name="P5"><text:span text:style-name="T28"><text:tab/>ExpOr.cod = ExpAnd.cod}</text:span></text:p>
      <text:p text:style-name="P9">ExpAnd::= ExpAnd OpAnd ExpRel </text:p>
      <text:p text:style-name="P5"><text:tab/><text:span text:style-name="T28">{</text:span><text:span text:style-name="Citation"><text:span text:style-name="T28">ExpAnd</text:span></text:span><text:span text:style-name="Citation"><text:span text:style-name="T29">0</text:span></text:span><text:span text:style-name="Citation"><text:span text:style-name="T28">.cod = genOpAnd(ExpRel.cod, OpAnd.op)</text:span></text:span></text:p>
      <text:p text:style-name="P5"><text:span text:style-name="T28"><text:tab/>ExpAnd</text:span><text:span text:style-name="T29">1</text:span><text:span text:style-name="T28">.cod</text:span><text:span text:style-name="T29">h</text:span><text:span text:style-name="T28"> = ExpAnd</text:span><text:span text:style-name="T29">0</text:span><text:span text:style-name="T28">.cod</text:span><text:span text:style-name="T29">h</text:span></text:p>
      <text:p text:style-name="P5"><text:span text:style-name="T28"><text:tab/>ExpRel.cod</text:span><text:span text:style-name="T29">h</text:span><text:span text:style-name="T28"> = ExpAnd</text:span><text:span text:style-name="T29">1</text:span><text:span text:style-name="T28">.cod}</text:span></text:p>
      <text:p text:style-name="P9">ExpAnd::= ExpRel</text:p>
      <text:p text:style-name="P5"><text:tab/><text:span text:style-name="T28">{</text:span><text:span text:style-name="Citation"><text:span text:style-name="T28">ExpRel.cod</text:span></text:span><text:span text:style-name="Citation"><text:span text:style-name="T29">h</text:span></text:span><text:span text:style-name="Citation"><text:span text:style-name="T28"> = ExpAnd.cod</text:span></text:span><text:span text:style-name="Citation"><text:span text:style-name="T29">h</text:span></text:span></text:p>
      <text:p text:style-name="P5"><text:span text:style-name="T28"><text:tab/>ExpAnd.cod = ExpRel.cod}</text:span></text:p>
      <text:p text:style-name="P14">ExpRel::= ExpAd OpRel ExpAd </text:p>
      <text:p text:style-name="P14"><text:tab/><text:span text:style-name="T28">{</text:span><text:span text:style-name="Citation"><text:span text:style-name="T28">ExpRel.cod = genOpRel(ExpAd</text:span></text:span><text:span text:style-name="Citation"><text:span text:style-name="Citation"><text:span text:style-name="T31">1</text:span></text:span></text:span><text:span text:style-name="Citation"><text:span text:style-name="T28">.cod, OpRel.op)</text:span></text:span></text:p>
      <text:p text:style-name="P14"><text:span text:style-name="Citation"><text:span text:style-name="Citation"><text:span text:style-name="T28"><text:tab/></text:span></text:span></text:span><text:span text:style-name="Citation"><text:span text:style-name="T28">ExpAd</text:span></text:span><text:span text:style-name="Citation"><text:span text:style-name="Citation"><text:span text:style-name="T31">0</text:span></text:span></text:span><text:span text:style-name="Citation"><text:span text:style-name="T28">.cod</text:span></text:span><text:span text:style-name="Citation"><text:span text:style-name="T29">h</text:span></text:span><text:span text:style-name="Citation"><text:span text:style-name="T28"> = ExpRel.cod</text:span></text:span><text:span text:style-name="Citation"><text:span text:style-name="T29">h</text:span></text:span></text:p>
      <text:p text:style-name="P5"><text:span text:style-name="T29"><text:tab/></text:span><text:span text:style-name="Citation"><text:span text:style-name="Citation"><text:span text:style-name="T32">ExpAd</text:span></text:span></text:span><text:span text:style-name="Citation"><text:span text:style-name="Citation"><text:span text:style-name="Citation"><text:span text:style-name="T31">1</text:span></text:span></text:span></text:span><text:span text:style-name="Citation"><text:span text:style-name="Citation"><text:span text:style-name="T32">.cod</text:span></text:span></text:span><text:span text:style-name="Citation"><text:span text:style-name="Citation"><text:span text:style-name="Citation"><text:span text:style-name="T31">h</text:span></text:span></text:span></text:span><text:span text:style-name="Citation"><text:span text:style-name="Citation"><text:span text:style-name="T32"> = ExpAd</text:span></text:span></text:span><text:span text:style-name="Citation"><text:span text:style-name="Citation"><text:span text:style-name="Citation"><text:span text:style-name="T31">0</text:span></text:span></text:span></text:span><text:span text:style-name="Citation"><text:span text:style-name="Citation"><text:span text:style-name="T32">.cod</text:span></text:span></text:span><text:span text:style-name="T28">}</text:span></text:p>
      <text:p text:style-name="P14"/>
      <text:p text:style-name="P9"/>
      <text:p text:style-name="P15">ExpRel::= ExpAd</text:p>
      <text:p text:style-name="P5"><text:tab/><text:span text:style-name="T28">{</text:span><text:span text:style-name="Citation"><text:span text:style-name="T28">ExpAd.cod</text:span></text:span><text:span text:style-name="Citation"><text:span text:style-name="T29">h</text:span></text:span><text:span text:style-name="Citation"><text:span text:style-name="T28"> = ExpRel.cod</text:span></text:span><text:span text:style-name="Citation"><text:span text:style-name="T29">h</text:span></text:span></text:p>
      <text:p text:style-name="P5"><text:span text:style-name="T28"><text:tab/>ExpRel.cod = ExpAd.cod}</text:span></text:p>
      <text:p text:style-name="P9">ExpAd ::= ExpAd OpAd ExpMul</text:p>
      <text:p text:style-name="P5"><text:tab/><text:span text:style-name="T28">{</text:span><text:span text:style-name="Citation"><text:span text:style-name="T28">ExpAd</text:span></text:span><text:span text:style-name="Citation"><text:span text:style-name="T29">0</text:span></text:span><text:span text:style-name="Citation"><text:span text:style-name="T28">.cod = genOpAd(ExpMul.cod, OpAd.op)</text:span></text:span></text:p>
      <text:p text:style-name="P5"><text:span text:style-name="T28"><text:tab/>ExpAd</text:span><text:span text:style-name="T29">1</text:span><text:span text:style-name="T28">.cod</text:span><text:span text:style-name="T29">h</text:span><text:span text:style-name="T28"> = ExpAd</text:span><text:span text:style-name="T29">0</text:span><text:span text:style-name="T28">.cod</text:span><text:span text:style-name="T29">h</text:span></text:p>
      <text:p text:style-name="P5"><text:span text:style-name="T28"><text:tab/>ExpMul.cod</text:span><text:span text:style-name="T29">h</text:span><text:span text:style-name="T28"> = ExpAd</text:span><text:span text:style-name="T29">1</text:span><text:span text:style-name="T28">.cod}</text:span></text:p>
      <text:p text:style-name="P9">ExpAd ::= ExpMul</text:p>
      <text:p text:style-name="P5"><text:tab/><text:span text:style-name="T28">{</text:span><text:span text:style-name="Citation"><text:span text:style-name="T28">ExpMul.cod</text:span></text:span><text:span text:style-name="Citation"><text:span text:style-name="T29">h</text:span></text:span><text:span text:style-name="Citation"><text:span text:style-name="T28"> = ExpAd.cod</text:span></text:span><text:span text:style-name="Citation"><text:span text:style-name="T29">h</text:span></text:span></text:p>
      <text:p text:style-name="P5"><text:span text:style-name="T28"><text:tab/>ExpAd.cod = ExpMul.cod}</text:span></text:p>
      <text:p text:style-name="P9">ExpMul ::= ExpMul OpMul Fact</text:p>
      <text:p text:style-name="P5"><text:tab/><text:span text:style-name="T28">{</text:span><text:span text:style-name="Citation"><text:span text:style-name="T28">ExpMul</text:span></text:span><text:span text:style-name="Citation"><text:span text:style-name="T29">0</text:span></text:span><text:span text:style-name="Citation"><text:span text:style-name="T28">.cod = genOpMul(Fact.cod, OpMul.op)</text:span></text:span></text:p>
      <text:p text:style-name="P5"><text:span text:style-name="T28"><text:tab/>ExpMul</text:span><text:span text:style-name="T29">1</text:span><text:span text:style-name="T28">.cod</text:span><text:span text:style-name="T29">h</text:span><text:span text:style-name="T28"> = ExpMul</text:span><text:span text:style-name="T29">0</text:span><text:span text:style-name="T28">.cod</text:span><text:span text:style-name="T29">h</text:span></text:p>
      <text:p text:style-name="P5"><text:span text:style-name="T28"><text:tab/>Fact.cod</text:span><text:span text:style-name="T29">h</text:span><text:span text:style-name="T28"> = ExpMul</text:span><text:span text:style-name="T29">1</text:span><text:span text:style-name="T28">.cod}</text:span></text:p>
      <text:p text:style-name="P9">ExpMul ::= Fact</text:p>
      <text:p text:style-name="P5"><text:tab/><text:span text:style-name="T28">{</text:span><text:span text:style-name="Citation"><text:span text:style-name="T28">Fact.cod</text:span></text:span><text:span text:style-name="Citation"><text:span text:style-name="T29">h</text:span></text:span><text:span text:style-name="Citation"><text:span text:style-name="T28"> = ExpMul.cod</text:span></text:span><text:span text:style-name="Citation"><text:span text:style-name="T29">h</text:span></text:span></text:p>
      <text:p text:style-name="P5"><text:span text:style-name="T28"><text:tab/>ExpMul.cod = Fact.cod}</text:span></text:p>
      <text:p text:style-name="P9">Fact ::= entero </text:p>
      <text:p text:style-name="P16"><text:span text:style-name="T27"><text:tab/></text:span><text:span text:style-name="T22">{Fact.cod = genIns (Fact.cod</text:span><text:span text:style-name="T23">h</text:span><text:span text:style-name="T22">, apila (entero.lex))}</text:span></text:p>
      <text:p text:style-name="P9">Fact ::= iden </text:p>
      <text:p text:style-name="P5"><text:span text:style-name="T27"><text:tab/></text:span><text:span text:style-name="Citation"><text:span text:style-name="T22">{Fact.cod = genIns (Fact.cod</text:span></text:span><text:span text:style-name="Citation"><text:span text:style-name="Citation"><text:span text:style-name="T23">h</text:span></text:span></text:span><text:span text:style-name="Citation"><text:span text:style-name="Citation"><text:span text:style-name="T22">, apila-dir (dirID (Fact.ts</text:span></text:span></text:span><text:span text:style-name="Citation"><text:span text:style-name="Citation"><text:span text:style-name="T23">h</text:span></text:span></text:span><text:span text:style-name="Citation"><text:span text:style-name="Citation"><text:span text:style-name="T22">, iden.lex)))}</text:span></text:span></text:span><text:line-break/><text:span text:style-name="T33">Fact ::= ( ExpOr ) </text:span></text:p>
      <text:p text:style-name="P5"><text:span text:style-name="T28"><text:tab/>{</text:span><text:span text:style-name="Citation"><text:span text:style-name="T28">ExpOr.cod</text:span></text:span><text:span text:style-name="Citation"><text:span text:style-name="T29">h</text:span></text:span><text:span text:style-name="Citation"><text:span text:style-name="T28"> = ExpFact.cod</text:span></text:span><text:span text:style-name="Citation"><text:span text:style-name="T29">h</text:span></text:span></text:p>
      <text:p text:style-name="P9"><text:span text:style-name="T28"><text:tab/>ExpFact.cod = ExpOr.cod}</text:span></text:p>
      <text:p text:style-name="P9">Fact ::= OpUnario Fact </text:p>
      <text:p text:style-name="P17"><text:span text:style-name="T22"><text:tab/>{Fact</text:span><text:span text:style-name="T23">1</text:span><text:span text:style-name="T22">.cod</text:span><text:span text:style-name="T23">h</text:span><text:span text:style-name="T22"> = Fact</text:span><text:span text:style-name="T23">0</text:span><text:span text:style-name="T22">.cod</text:span></text:p>
      <text:p text:style-name="P17"><text:span text:style-name="T22"><text:tab/>Fact</text:span><text:span text:style-name="T23">0</text:span><text:span text:style-name="T22">.cod = genIns(Fact</text:span><text:span text:style-name="T23">1</text:span><text:span text:style-name="T22">.cod, OpUnario.op)}</text:span></text:p>
      <text:p text:style-name="P9">Fact ::= true </text:p>
      <text:p text:style-name="P16"><text:span text:style-name="T27"><text:tab/></text:span><text:span text:style-name="T22">{Fact.cod = genIns (Fact.cod</text:span><text:span text:style-name="T23">h</text:span><text:span text:style-name="T22">, apila (1))}</text:span></text:p>
      <text:p text:style-name="P9">Fact ::= false</text:p>
      <text:p text:style-name="P17"><text:span text:style-name="T27"><text:tab/></text:span><text:span text:style-name="T22">{Fact.cod = genIns (Fact.cod</text:span><text:span text:style-name="T23">h</text:span><text:span text:style-name="T22">, apila (0))}</text:span></text:p>
      <text:p text:style-name="P9">OpUnario ::= + </text:p>
      <text:p text:style-name="P18"><text:tab/>{OpUnario.op = +}</text:p>
      <text:p text:style-name="P9">OpUnario ::= - </text:p>
      <text:p text:style-name="P18"><text:tab/>{OpUnario.op = -}</text:p>
      <text:p text:style-name="P9">OpUnario ::= ! </text:p>
      <text:p text:style-name="P18"><text:tab/>{OpUnario.op = !}</text:p>
      <text:p text:style-name="P9">OpAd ::= + <text:s/></text:p>
      <text:p text:style-name="P18"><text:tab/>{OpAd.op = +}</text:p>
      <text:p text:style-name="P9">OpAd ::= <text:s/>- </text:p>
      <text:p text:style-name="P18"><text:tab/>{OpAd.op = -}</text:p>
      <text:p text:style-name="P9">OpMul ::= * <text:s/></text:p>
      <text:p text:style-name="P18"><text:tab/>{OpMul.op = *}</text:p>
      <text:p text:style-name="P9">OpMul ::= <text:s/>/ <text:s/></text:p>
      <text:p text:style-name="P18"><text:tab/>{OpMul.op = /}</text:p>
      <text:p text:style-name="P9">OpMul ::= %</text:p>
      <text:p text:style-name="P18"><text:tab/>{OpMul.op = %}</text:p>
      <text:p text:style-name="P19">OpRel ::= &lt; </text:p>
      <text:p text:style-name="P20"><text:tab/>{OpRel.op = &lt;}</text:p>
      <text:p text:style-name="P19">OpRel ::= &gt; </text:p>
      <text:p text:style-name="P20"><text:tab/>{OpRel.op = &gt;}</text:p>
      <text:p text:style-name="P19">OpRel ::= &lt;= </text:p>
      <text:p text:style-name="P20"><text:tab/>{OpRel.op = &lt;=}</text:p>
      <text:p text:style-name="P19">OpRel ::= &gt;= </text:p>
      <text:p text:style-name="P20"><text:tab/>{OpRel.op = &gt;=}</text:p>
      <text:p text:style-name="P19">OpRel ::= == </text:p>
      <text:p text:style-name="P20"><text:tab/>{OpRel.op = ==}</text:p>
      <text:p text:style-name="P19">OpRel ::= !=</text:p>
      <text:p text:style-name="P20"><text:tab/>{OpRel.op = !=}</text:p>
      <text:p text:style-name="P21">OpOr ::= ||</text:p>
      <text:p text:style-name="P22"><text:tab/>{OpOr.op = ||}</text:p>
      <text:p text:style-name="P23">OpAnd ::= &amp;&amp;</text:p>
      <text:p text:style-name="P24"><text:tab/>{OpAnd.op = &amp;&amp;}</text:p>
      <text:p text:style-name="P2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Nimbus Sans L" svg:font-family="'Nimbus Sans L'" style:font-pitch="variable"/>
    <style:font-face style:name="Nimbus Sans L1" svg:font-family="'Nimbus Sans L', Arial"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11T15:38:58</meta:creation-date>
    <dc:date>2006-12-01T09:33:07</dc:date>
    <dc:language>es-ES</dc:language>
    <meta:editing-cycles>10</meta:editing-cycles>
    <meta:editing-duration>PT1H53M17S</meta:editing-duration>
    <meta:user-defined meta:name="Info 1"/>
    <meta:user-defined meta:name="Info 2"/>
    <meta:user-defined meta:name="Info 3"/>
    <meta:user-defined meta:name="Info 4"/>
    <meta:document-statistic meta:table-count="0" meta:image-count="0" meta:object-count="0" meta:page-count="4" meta:paragraph-count="137" meta:word-count="503" meta:character-count="3974"/>
  </office:meta>
</office:document-meta>
</file>